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3f90" draw:marker-start-width="0.355cm" draw:marker-end-width="0.355cm" draw:fill-color="#00d8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3f90" draw:marker-start-width="0.355cm" draw:marker-end="Arrow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7e0021" draw:marker-start-width="0.355cm" draw:marker-end-width="0.355cm" draw:fill-color="#c5000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7e0021" draw:marker-start-width="0.355cm" draw:marker-end="Arrow" draw:marker-end-width="0.279cm" draw:fill="none" draw:fill-color="#c5000b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7e0021" draw:marker-start="Arrow" draw:marker-start-width="0.279cm" draw:marker-end="" draw:marker-end-width="0.279cm" draw:fill="none" draw:fill-color="#c5000b" draw:textarea-vertical-align="middle" fo:padding-top="0.15cm" fo:padding-bottom="0.15cm" fo:padding-left="0.275cm" fo:padding-right="0.275cm"/>
    </style:style>
    <style:style style:name="P1" style:family="paragraph">
      <loext:graphic-properties draw:fill-color="#00d8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5000b"/>
      <style:paragraph-properties fo:text-align="center"/>
    </style:style>
    <style:style style:name="P4" style:family="paragraph">
      <loext:graphic-properties draw:fill="none" draw:fill-color="#c5000b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81cm" svg:height="0.381cm" svg:x="2.016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381cm" svg:height="0.381cm" svg:x="6.46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81cm" svg:height="0.381cm" svg:x="7.858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397cm" svg:y1="2.842cm" svg:x2="6.461cm" svg:y2="2.08cm" draw:start-shape="id1" draw:start-glue-point="10" draw:end-shape="id2" draw:end-glue-point="6" svg:d="M2397 2842l4064-762" svg:viewBox="0 0 4065 763">
          <text:p/>
        </draw:connector>
        <draw:connector draw:style-name="gr2" draw:text-style-name="P2" draw:layer="layout" draw:type="line" svg:x1="6.842cm" svg:y1="2.08cm" svg:x2="7.913cm" svg:y2="2.579cm" draw:start-shape="id2" draw:start-glue-point="10" draw:end-shape="id3" draw:end-glue-point="5" svg:d="M6842 2080l1071 499" svg:viewBox="0 0 1072 500">
          <text:p/>
        </draw:connector>
        <draw:custom-shape draw:style-name="gr3" draw:text-style-name="P3" xml:id="id4" draw:id="id4" draw:layer="layout" svg:width="0.381cm" svg:height="0.381cm" svg:x="9.636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381cm" svg:height="0.381cm" svg:x="14.08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381cm" svg:height="0.381cm" svg:x="15.478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017cm" svg:y1="2.842cm" svg:x2="15.478cm" svg:y2="2.715cm" draw:start-shape="id4" draw:start-glue-point="10" draw:end-shape="id5" draw:end-glue-point="6" svg:d="M10017 2842l5461-127" svg:viewBox="0 0 5462 128">
          <text:p/>
        </draw:connector>
        <draw:connector draw:style-name="gr5" draw:text-style-name="P4" draw:layer="layout" draw:type="line" svg:x1="14.462cm" svg:y1="2.08cm" svg:x2="15.533cm" svg:y2="2.579cm" draw:start-shape="id6" draw:start-glue-point="10" draw:end-shape="id5" draw:end-glue-point="5" svg:d="M14462 2080l1071 499" svg:viewBox="0 0 1072 500">
          <text:p/>
        </draw:connector>
        <draw:custom-shape draw:style-name="gr3" draw:text-style-name="P3" xml:id="id7" draw:id="id7" draw:layer="layout" svg:width="0.381cm" svg:height="0.381cm" svg:x="17.256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381cm" svg:height="0.381cm" svg:x="21.70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381cm" svg:height="0.381cm" svg:x="23.098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7.637cm" svg:y1="2.842cm" svg:x2="23.098cm" svg:y2="2.715cm" draw:start-shape="id7" draw:start-glue-point="10" draw:end-shape="id8" draw:end-glue-point="6" svg:d="M17637 2842l5461-127" svg:viewBox="0 0 5462 128">
          <text:p/>
        </draw:connector>
        <draw:connector draw:style-name="gr5" draw:text-style-name="P4" draw:layer="layout" draw:type="line" svg:x1="17.582cm" svg:y1="2.706cm" svg:x2="21.701cm" svg:y2="2.08cm" draw:start-shape="id7" draw:start-glue-point="11" draw:end-shape="id9" draw:end-glue-point="6" svg:d="M17582 2706l4119-626" svg:viewBox="0 0 4120 627">
          <text:p/>
        </draw:connector>
        <draw:custom-shape draw:style-name="gr1" draw:text-style-name="P1" draw:layer="layout" svg:width="0.381cm" svg:height="0.381cm" svg:x="10.739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1.628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2.263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0.231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3.025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3.66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8.453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9.97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1.88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5.184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7.97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8.61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3:30:57.590746620</meta:creation-date>
    <dc:date>2016-11-11T14:22:35.101928345</dc:date>
    <meta:editing-duration>PT41M17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